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0.5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3.1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mega3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ocedur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 peak memory usage </text:p>
          </table:table-cell>
          <table:table-cell office:value-type="float" office:value="3590.73" calcext:value-type="float">
            <text:p>3590.73</text:p>
          </table:table-cell>
          <table:table-cell office:value-type="float" office:value="3180.18" calcext:value-type="float">
            <text:p>3180.18</text:p>
          </table:table-cell>
          <table:table-cell office:value-type="float" office:value="3136.96" calcext:value-type="float">
            <text:p>3136.96</text:p>
          </table:table-cell>
        </table:table-row>
        <table:table-row table:style-name="ro1" table:visibility="filter">
          <table:table-cell office:value-type="string" calcext:value-type="string">
            <text:p>used mem per MPI process:.*max: </text:p>
          </table:table-cell>
          <table:table-cell office:value-type="float" office:value="1566.2" calcext:value-type="float">
            <text:p>1566.2</text:p>
          </table:table-cell>
          <table:table-cell office:value-type="float" office:value="1277.5" calcext:value-type="float">
            <text:p>1277.5</text:p>
          </table:table-cell>
          <table:table-cell office:value-type="float" office:value="650.6" calcext:value-type="float">
            <text:p>650.6</text:p>
          </table:table-cell>
        </table:table-row>
        <table:table-row table:style-name="ro1" table:visibility="filter">
          <table:table-cell office:value-type="string" calcext:value-type="string">
            <text:p>used mem per MPI process:.*avg </text:p>
          </table:table-cell>
          <table:table-cell office:value-type="float" office:value="1084.4" calcext:value-type="float">
            <text:p>1084.4</text:p>
          </table:table-cell>
          <table:table-cell office:value-type="float" office:value="641.98" calcext:value-type="float">
            <text:p>641.98</text:p>
          </table:table-cell>
          <table:table-cell office:value-type="float" office:value="385.73" calcext:value-type="float">
            <text:p>385.73</text:p>
          </table:table-cell>
        </table:table-row>
        <table:table-row table:style-name="ro1" table:visibility="filter">
          <table:table-cell office:value-type="string" calcext:value-type="string">
            <text:p>Number of MPI processes: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Number of processes per node: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mega3p ran in </text:p>
          </table:table-cell>
          <table:table-cell office:value-type="float" office:value="46.410102" calcext:value-type="float">
            <text:p>46.410102</text:p>
          </table:table-cell>
          <table:table-cell office:value-type="float" office:value="41.135418" calcext:value-type="float">
            <text:p>41.135418</text:p>
          </table:table-cell>
          <table:table-cell office:value-type="float" office:value="30.638585" calcext:value-type="float">
            <text:p>30.638585</text:p>
          </table:table-cell>
        </table:table-row>
        <table:table-row table:style-name="ro1">
          <table:table-cell office:value-type="string" calcext:value-type="string">
            <text:p>Linear Solver Preparation Time: </text:p>
          </table:table-cell>
          <table:table-cell office:value-type="float" office:value="29.489" calcext:value-type="float">
            <text:p>29.489</text:p>
          </table:table-cell>
          <table:table-cell office:value-type="float" office:value="28.512" calcext:value-type="float">
            <text:p>28.512</text:p>
          </table:table-cell>
          <table:table-cell office:value-type="float" office:value="21.439" calcext:value-type="float">
            <text:p>21.439</text:p>
          </table:table-cell>
        </table:table-row>
        <table:table-row table:style-name="ro1">
          <table:table-cell office:value-type="string" calcext:value-type="string">
            <text:p>Factorization step: </text:p>
          </table:table-cell>
          <table:table-cell office:value-type="float" office:value="22.7203" calcext:value-type="float">
            <text:p>22.7203</text:p>
          </table:table-cell>
          <table:table-cell office:value-type="float" office:value="20.3789" calcext:value-type="float">
            <text:p>20.3789</text:p>
          </table:table-cell>
          <table:table-cell office:value-type="float" office:value="13.4856" calcext:value-type="float">
            <text:p>13.4856</text:p>
          </table:table-cell>
        </table:table-row>
        <table:table-row table:style-name="ro1" table:visibility="filter">
          <table:table-cell office:value-type="string" calcext:value-type="string">
            <text:p>Number of compute nodes: 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lysis step: </text:p>
          </table:table-cell>
          <table:table-cell office:value-type="float" office:value="3.3104" calcext:value-type="float">
            <text:p>3.3104</text:p>
          </table:table-cell>
          <table:table-cell office:value-type="float" office:value="3.8071" calcext:value-type="float">
            <text:p>3.8071</text:p>
          </table:table-cell>
          <table:table-cell office:value-type="float" office:value="3.68837" calcext:value-type="float">
            <text:p>3.68837</text:p>
          </table:table-cell>
        </table:table-row>
        <table:table-row table:style-name="ro1">
          <table:table-cell office:value-type="string" calcext:value-type="string">
            <text:p>Solver Time: </text:p>
          </table:table-cell>
          <table:table-cell office:value-type="float" office:value="3.8447" calcext:value-type="float">
            <text:p>3.8447</text:p>
          </table:table-cell>
          <table:table-cell office:value-type="float" office:value="4.0682" calcext:value-type="float">
            <text:p>4.0682</text:p>
          </table:table-cell>
          <table:table-cell office:value-type="float" office:value="3.2137" calcext:value-type="float">
            <text:p>3.2137</text:p>
          </table:table-cell>
        </table:table-row>
        <table:table-row table:style-name="ro1">
          <table:table-cell office:value-type="string" calcext:value-type="string">
            <text:p>Time for reading the model </text:p>
          </table:table-cell>
          <table:table-cell office:value-type="float" office:value="0.450876951217651" calcext:value-type="float">
            <text:p>0.4508769512</text:p>
          </table:table-cell>
          <table:table-cell office:value-type="float" office:value="0.672510147094727" calcext:value-type="float">
            <text:p>0.6725101471</text:p>
          </table:table-cell>
          <table:table-cell office:value-type="float" office:value="0.876029968261719" calcext:value-type="float">
            <text:p>0.8760299683</text:p>
          </table:table-cell>
        </table:table-row>
        <table:table-row table:style-name="ro1">
          <table:table-cell office:value-type="string" calcext:value-type="string">
            <text:p>Time for setting up finite element framework: </text:p>
          </table:table-cell>
          <table:table-cell office:value-type="float" office:value="0.468158006668091" calcext:value-type="float">
            <text:p>0.4681580067</text:p>
          </table:table-cell>
          <table:table-cell office:value-type="float" office:value="1.11619091033936" calcext:value-type="float">
            <text:p>1.1161909103</text:p>
          </table:table-cell>
          <table:table-cell office:value-type="float" office:value="0.636301040649414" calcext:value-type="float">
            <text:p>0.6363010406</text:p>
          </table:table-cell>
        </table:table-row>
        <table:table-row table:style-name="ro1">
          <table:table-cell office:value-type="string" calcext:value-type="string">
            <text:p>Time for checking the mesh quality </text:p>
          </table:table-cell>
          <table:table-cell office:value-type="float" office:value="0.167518854141235" calcext:value-type="float">
            <text:p>0.1675188541</text:p>
          </table:table-cell>
          <table:table-cell office:value-type="float" office:value="0.175858974456787" calcext:value-type="float">
            <text:p>0.1758589745</text:p>
          </table:table-cell>
          <table:table-cell office:value-type="float" office:value="0.0769779682159424" calcext:value-type="float">
            <text:p>0.0769779682</text:p>
          </table:table-cell>
        </table:table-row>
        <table:table-row table:style-name="ro1">
          <table:table-cell office:value-type="string" calcext:value-type="string">
            <text:p>Time for save/load ComputationalMesh </text:p>
          </table:table-cell>
          <table:table-cell office:value-type="float" office:value="0.00147390365600586" calcext:value-type="float">
            <text:p>0.0014739037</text:p>
          </table:table-cell>
          <table:table-cell office:value-type="float" office:value="0.00233316421508789" calcext:value-type="float">
            <text:p>0.0023331642</text:p>
          </table:table-cell>
          <table:table-cell office:value-type="float" office:value="0.00154519081115723" calcext:value-type="float">
            <text:p>0.0015451908</text:p>
          </table:table-cell>
        </table:table-row>
      </table:table>
      <table:table table:name="omega3p_pumi" table:style-name="ta1"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rocedur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 peak memory usage </text:p>
          </table:table-cell>
          <table:table-cell office:value-type="float" office:value="3332.01" calcext:value-type="float">
            <text:p>3332.01</text:p>
          </table:table-cell>
          <table:table-cell office:value-type="float" office:value="3425.64" calcext:value-type="float">
            <text:p>3425.64</text:p>
          </table:table-cell>
          <table:table-cell office:value-type="float" office:value="3502.61" calcext:value-type="float">
            <text:p>3502.61</text:p>
          </table:table-cell>
        </table:table-row>
        <table:table-row table:style-name="ro1" table:visibility="filter">
          <table:table-cell office:value-type="string" calcext:value-type="string">
            <text:p>used mem per MPI process:.*max: </text:p>
          </table:table-cell>
          <table:table-cell office:value-type="float" office:value="1421.5" calcext:value-type="float">
            <text:p>1421.5</text:p>
          </table:table-cell>
          <table:table-cell office:value-type="float" office:value="1079.9" calcext:value-type="float">
            <text:p>1079.9</text:p>
          </table:table-cell>
          <table:table-cell office:value-type="float" office:value="541.86" calcext:value-type="float">
            <text:p>541.86</text:p>
          </table:table-cell>
        </table:table-row>
        <table:table-row table:style-name="ro1" table:visibility="filter">
          <table:table-cell office:value-type="string" calcext:value-type="string">
            <text:p>used mem per MPI process:.*avg </text:p>
          </table:table-cell>
          <table:table-cell office:value-type="float" office:value="1097.3" calcext:value-type="float">
            <text:p>1097.3</text:p>
          </table:table-cell>
          <table:table-cell office:value-type="float" office:value="643.45" calcext:value-type="float">
            <text:p>643.45</text:p>
          </table:table-cell>
          <table:table-cell office:value-type="float" office:value="374.08" calcext:value-type="float">
            <text:p>374.08</text:p>
          </table:table-cell>
        </table:table-row>
        <table:table-row table:style-name="ro1" table:visibility="filter">
          <table:table-cell office:value-type="string" calcext:value-type="string">
            <text:p>Number of MPI processes: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PARMA_STATUS ghostEdges balanced in \d* steps 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mega3p ran in </text:p>
          </table:table-cell>
          <table:table-cell office:value-type="float" office:value="48.360265" calcext:value-type="float">
            <text:p>48.360265</text:p>
          </table:table-cell>
          <table:table-cell office:value-type="float" office:value="36.731591" calcext:value-type="float">
            <text:p>36.731591</text:p>
          </table:table-cell>
          <table:table-cell office:value-type="float" office:value="41.219347" calcext:value-type="float">
            <text:p>41.219347</text:p>
          </table:table-cell>
        </table:table-row>
        <table:table-row table:style-name="ro1" table:visibility="filter">
          <table:table-cell office:value-type="string" calcext:value-type="string">
            <text:p>Number of processes per node: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inear Solver Preparation Time: </text:p>
          </table:table-cell>
          <table:table-cell office:value-type="float" office:value="30.805" calcext:value-type="float">
            <text:p>30.805</text:p>
          </table:table-cell>
          <table:table-cell office:value-type="float" office:value="24.99" calcext:value-type="float">
            <text:p>24.99</text:p>
          </table:table-cell>
          <table:table-cell office:value-type="float" office:value="28.515" calcext:value-type="float">
            <text:p>28.515</text:p>
          </table:table-cell>
        </table:table-row>
        <table:table-row table:style-name="ro1">
          <table:table-cell office:value-type="string" calcext:value-type="string">
            <text:p>Factorization step: </text:p>
          </table:table-cell>
          <table:table-cell office:value-type="float" office:value="23.9694" calcext:value-type="float">
            <text:p>23.9694</text:p>
          </table:table-cell>
          <table:table-cell office:value-type="float" office:value="17.2768" calcext:value-type="float">
            <text:p>17.2768</text:p>
          </table:table-cell>
          <table:table-cell office:value-type="float" office:value="20.4071" calcext:value-type="float">
            <text:p>20.4071</text:p>
          </table:table-cell>
        </table:table-row>
        <table:table-row table:style-name="ro1">
          <table:table-cell office:value-type="string" calcext:value-type="string">
            <text:p>Time for reading the model </text:p>
          </table:table-cell>
          <table:table-cell office:value-type="float" office:value="4.60834288597107" calcext:value-type="float">
            <text:p>4.608342886</text:p>
          </table:table-cell>
          <table:table-cell office:value-type="float" office:value="3.70750308036804" calcext:value-type="float">
            <text:p>3.7075030804</text:p>
          </table:table-cell>
          <table:table-cell office:value-type="float" office:value="5.30875492095947" calcext:value-type="float">
            <text:p>5.308754921</text:p>
          </table:table-cell>
        </table:table-row>
        <table:table-row table:style-name="ro1" table:visibility="filter">
          <table:table-cell office:value-type="string" calcext:value-type="string">
            <text:p>Number of compute nodes: 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lysis step: </text:p>
          </table:table-cell>
          <table:table-cell office:value-type="float" office:value="3.33524" calcext:value-type="float">
            <text:p>3.33524</text:p>
          </table:table-cell>
          <table:table-cell office:value-type="float" office:value="3.68388" calcext:value-type="float">
            <text:p>3.68388</text:p>
          </table:table-cell>
          <table:table-cell office:value-type="float" office:value="3.89262" calcext:value-type="float">
            <text:p>3.89262</text:p>
          </table:table-cell>
        </table:table-row>
        <table:table-row table:style-name="ro1">
          <table:table-cell office:value-type="string" calcext:value-type="string">
            <text:p>PARMA_STATUS ghostEdges balanced in \d* steps to \d*.\d* in </text:p>
          </table:table-cell>
          <table:table-cell office:value-type="float" office:value="1.953769" calcext:value-type="float">
            <text:p>1.953769</text:p>
          </table:table-cell>
          <table:table-cell office:value-type="float" office:value="1.457184" calcext:value-type="float">
            <text:p>1.457184</text:p>
          </table:table-cell>
          <table:table-cell office:value-type="float" office:value="3.263446" calcext:value-type="float">
            <text:p>3.263446</text:p>
          </table:table-cell>
        </table:table-row>
        <table:table-row table:style-name="ro1">
          <table:table-cell office:value-type="string" calcext:value-type="string">
            <text:p>Solver Time: </text:p>
          </table:table-cell>
          <table:table-cell office:value-type="float" office:value="4.2768" calcext:value-type="float">
            <text:p>4.2768</text:p>
          </table:table-cell>
          <table:table-cell office:value-type="float" office:value="2.5065" calcext:value-type="float">
            <text:p>2.5065</text:p>
          </table:table-cell>
          <table:table-cell office:value-type="float" office:value="3.2119" calcext:value-type="float">
            <text:p>3.2119</text:p>
          </table:table-cell>
        </table:table-row>
        <table:table-row table:style-name="ro1">
          <table:table-cell office:value-type="string" calcext:value-type="string">
            <text:p>Parma time to read </text:p>
          </table:table-cell>
          <table:table-cell office:value-type="float" office:value="1.492802" calcext:value-type="float">
            <text:p>1.492802</text:p>
          </table:table-cell>
          <table:table-cell office:value-type="float" office:value="1.388867" calcext:value-type="float">
            <text:p>1.388867</text:p>
          </table:table-cell>
          <table:table-cell office:value-type="float" office:value="1.387746" calcext:value-type="float">
            <text:p>1.387746</text:p>
          </table:table-cell>
        </table:table-row>
        <table:table-row table:style-name="ro1" table:visibility="filter">
          <table:table-cell office:value-type="string" calcext:value-type="string">
            <text:p>PARMA_STATUS ghostEdges balanced in \d* steps to </text:p>
          </table:table-cell>
          <table:table-cell table:number-columns-repeated="3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Zoltan balanced to </text:p>
          </table:table-cell>
          <table:table-cell office:value-type="float" office:value="1.035909" calcext:value-type="float">
            <text:p>1.035909</text:p>
          </table:table-cell>
          <table:table-cell office:value-type="float" office:value="0.770309" calcext:value-type="float">
            <text:p>0.770309</text:p>
          </table:table-cell>
          <table:table-cell office:value-type="float" office:value="0.586199" calcext:value-type="float">
            <text:p>0.586199</text:p>
          </table:table-cell>
        </table:table-row>
        <table:table-row table:style-name="ro1">
          <table:table-cell office:value-type="string" calcext:value-type="string">
            <text:p>Time for setting up finite element framework: </text:p>
          </table:table-cell>
          <table:table-cell office:value-type="float" office:value="0.306979894638061" calcext:value-type="float">
            <text:p>0.3069798946</text:p>
          </table:table-cell>
          <table:table-cell office:value-type="float" office:value="0.279649019241333" calcext:value-type="float">
            <text:p>0.2796490192</text:p>
          </table:table-cell>
          <table:table-cell office:value-type="float" office:value="0.262725114822388" calcext:value-type="float">
            <text:p>0.2627251148</text:p>
          </table:table-cell>
        </table:table-row>
        <table:table-row table:style-name="ro1">
          <table:table-cell office:value-type="string" calcext:value-type="string">
            <text:p>planned Zoltan balance to target imbalance </text:p>
          </table:table-cell>
          <table:table-cell office:value-type="float" office:value="0.101323" calcext:value-type="float">
            <text:p>0.101323</text:p>
          </table:table-cell>
          <table:table-cell office:value-type="float" office:value="0.09785" calcext:value-type="float">
            <text:p>0.09785</text:p>
          </table:table-cell>
          <table:table-cell office:value-type="float" office:value="0.144498" calcext:value-type="float">
            <text:p>0.144498</text:p>
          </table:table-cell>
        </table:table-row>
        <table:table-row table:style-name="ro1">
          <table:table-cell office:value-type="string" calcext:value-type="string">
            <text:p>Time for checking the mesh quality </text:p>
          </table:table-cell>
          <table:table-cell office:value-type="float" office:value="0.255983114242554" calcext:value-type="float">
            <text:p>0.2559831142</text:p>
          </table:table-cell>
          <table:table-cell office:value-type="float" office:value="0.144308090209961" calcext:value-type="float">
            <text:p>0.1443080902</text:p>
          </table:table-cell>
          <table:table-cell office:value-type="float" office:value="0.0830588340759277" calcext:value-type="float">
            <text:p>0.0830588341</text:p>
          </table:table-cell>
        </table:table-row>
        <table:table-row table:style-name="ro1">
          <table:table-cell office:value-type="string" calcext:value-type="string">
            <text:p>Parma time to convert shape </text:p>
          </table:table-cell>
          <table:table-cell office:value-type="float" office:value="0.076012" calcext:value-type="float">
            <text:p>0.076012</text:p>
          </table:table-cell>
          <table:table-cell office:value-type="float" office:value="0.063696" calcext:value-type="float">
            <text:p>0.063696</text:p>
          </table:table-cell>
          <table:table-cell office:value-type="float" office:value="0.05626" calcext:value-type="float">
            <text:p>0.05626</text:p>
          </table:table-cell>
        </table:table-row>
        <table:table-row table:style-name="ro1">
          <table:table-cell office:value-type="string" calcext:value-type="string">
            <text:p>Parma time to convert to DM </text:p>
          </table:table-cell>
          <table:table-cell office:value-type="float" office:value="0.034978" calcext:value-type="float">
            <text:p>0.034978</text:p>
          </table:table-cell>
          <table:table-cell office:value-type="float" office:value="0.027408" calcext:value-type="float">
            <text:p>0.027408</text:p>
          </table:table-cell>
          <table:table-cell office:value-type="float" office:value="0.018975" calcext:value-type="float">
            <text:p>0.018975</text:p>
          </table:table-cell>
        </table:table-row>
        <table:table-row table:style-name="ro1">
          <table:table-cell office:value-type="string" calcext:value-type="string">
            <text:p>Time for save/load ComputationalMesh </text:p>
          </table:table-cell>
          <table:table-cell office:value-type="float" office:value="0.0024418830871582" calcext:value-type="float">
            <text:p>0.0024418831</text:p>
          </table:table-cell>
          <table:table-cell office:value-type="float" office:value="0.00238800048828125" calcext:value-type="float">
            <text:p>0.0023880005</text:p>
          </table:table-cell>
          <table:table-cell office:value-type="float" office:value="0.00271415710449219" calcext:value-type="float">
            <text:p>0.00271415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ma+zoltan</text:p>
          </table:table-cell>
          <table:table-cell table:formula="of:=SUM([.B14];[.B18])" office:value-type="float" office:value="2.989678" calcext:value-type="float">
            <text:p>2.989678</text:p>
          </table:table-cell>
          <table:table-cell table:formula="of:=SUM([.C14];[.C18])" office:value-type="float" office:value="2.227493" calcext:value-type="float">
            <text:p>2.227493</text:p>
          </table:table-cell>
          <table:table-cell table:formula="of:=SUM([.D14];[.D18])" office:value-type="float" office:value="3.849645" calcext:value-type="float">
            <text:p>3.849645</text:p>
          </table:table-cell>
        </table:table-row>
      </table:table>
      <table:table table:name="compare" table:style-name="ta1">
        <table:shapes>
          <draw:frame draw:z-index="0" draw:style-name="gr1" draw:text-style-name="P1" svg:width="878.83pt" svg:height="577.79pt" svg:x="381.94pt" svg:y="7.88pt">
            <loext:p draw:notify-on-update-of-ranges="compare.A33:compare.A33 compare.A34:compare.A36 compare.B33:compare.B33 compare.B34:compare.B36 compare.C33:compare.C33 compare.C34:compare.C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rocedur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[omega3p.B7:.D7]" office:value-type="float" office:value="46.410102" calcext:value-type="float">
            <text:p>46.41</text:p>
          </table:table-cell>
          <table:table-cell table:style-name="ce2" table:formula="of:=[omega3p.C7:.E7]" office:value-type="float" office:value="41.135418" calcext:value-type="float">
            <text:p>41.14</text:p>
          </table:table-cell>
          <table:table-cell table:style-name="ce2" table:formula="of:=[omega3p.D7:.F7]" office:value-type="float" office:value="30.638585" calcext:value-type="float">
            <text:p>30.64</text:p>
          </table:table-cell>
        </table:table-row>
        <table:table-row table:style-name="ro1">
          <table:table-cell office:value-type="string" calcext:value-type="string">
            <text:p>Total-p</text:p>
          </table:table-cell>
          <table:table-cell table:style-name="ce2" table:formula="of:=[omega3p_pumi.B7]" office:value-type="float" office:value="48.360265" calcext:value-type="float">
            <text:p>48.36</text:p>
          </table:table-cell>
          <table:table-cell table:style-name="ce2" table:formula="of:=[omega3p_pumi.C7]" office:value-type="float" office:value="36.731591" calcext:value-type="float">
            <text:p>36.73</text:p>
          </table:table-cell>
          <table:table-cell table:style-name="ce2" table:formula="of:=[omega3p_pumi.D7]" office:value-type="float" office:value="41.219347" calcext:value-type="float">
            <text:p>41.22</text:p>
          </table:table-cell>
        </table:table-row>
        <table:table-row table:style-name="ro1">
          <table:table-cell office:value-type="string" calcext:value-type="string">
            <text:p>Linear Solver Preparation Time</text:p>
          </table:table-cell>
          <table:table-cell table:style-name="ce2" table:formula="of:=[omega3p.B8]" office:value-type="float" office:value="29.489" calcext:value-type="float">
            <text:p>29.49</text:p>
          </table:table-cell>
          <table:table-cell table:style-name="ce2" table:formula="of:=[omega3p.C8]" office:value-type="float" office:value="28.512" calcext:value-type="float">
            <text:p>28.51</text:p>
          </table:table-cell>
          <table:table-cell table:style-name="ce2" table:formula="of:=[omega3p.D8]" office:value-type="float" office:value="21.439" calcext:value-type="float">
            <text:p>21.44</text:p>
          </table:table-cell>
        </table:table-row>
        <table:table-row table:style-name="ro1">
          <table:table-cell office:value-type="string" calcext:value-type="string">
            <text:p>Linear Solver Preparation Time (P)</text:p>
          </table:table-cell>
          <table:table-cell table:style-name="ce2" table:formula="of:=[omega3p_pumi.B9]" office:value-type="float" office:value="30.805" calcext:value-type="float">
            <text:p>30.81</text:p>
          </table:table-cell>
          <table:table-cell table:style-name="ce2" table:formula="of:=[omega3p_pumi.C9]" office:value-type="float" office:value="24.99" calcext:value-type="float">
            <text:p>24.99</text:p>
          </table:table-cell>
          <table:table-cell table:style-name="ce2" table:formula="of:=[omega3p_pumi.D9]" office:value-type="float" office:value="28.515" calcext:value-type="float">
            <text:p>28.52</text:p>
          </table:table-cell>
        </table:table-row>
        <table:table-row table:style-name="ro1">
          <table:table-cell office:value-type="string" calcext:value-type="string">
            <text:p>Factorization step</text:p>
          </table:table-cell>
          <table:table-cell table:style-name="ce2" table:formula="of:=[omega3p.B9]" office:value-type="float" office:value="22.7203" calcext:value-type="float">
            <text:p>22.72</text:p>
          </table:table-cell>
          <table:table-cell table:style-name="ce2" table:formula="of:=[omega3p.C9]" office:value-type="float" office:value="20.3789" calcext:value-type="float">
            <text:p>20.38</text:p>
          </table:table-cell>
          <table:table-cell table:style-name="ce2" table:formula="of:=[omega3p.D9]" office:value-type="float" office:value="13.4856" calcext:value-type="float">
            <text:p>13.49</text:p>
          </table:table-cell>
        </table:table-row>
        <table:table-row table:style-name="ro1">
          <table:table-cell office:value-type="string" calcext:value-type="string">
            <text:p>Factorization step (P)</text:p>
          </table:table-cell>
          <table:table-cell table:style-name="ce2" table:formula="of:=[omega3p_pumi.B10]" office:value-type="float" office:value="23.9694" calcext:value-type="float">
            <text:p>23.97</text:p>
          </table:table-cell>
          <table:table-cell table:style-name="ce2" table:formula="of:=[omega3p_pumi.C10]" office:value-type="float" office:value="17.2768" calcext:value-type="float">
            <text:p>17.28</text:p>
          </table:table-cell>
          <table:table-cell table:style-name="ce2" table:formula="of:=[omega3p_pumi.D10]" office:value-type="float" office:value="20.4071" calcext:value-type="float">
            <text:p>20.41</text:p>
          </table:table-cell>
        </table:table-row>
        <table:table-row table:style-name="ro1">
          <table:table-cell office:value-type="string" calcext:value-type="string">
            <text:p>parma+zoltan (P)</text:p>
          </table:table-cell>
          <table:table-cell table:style-name="ce2" table:formula="of:=[omega3p_pumi.B26]" office:value-type="float" office:value="2.989678" calcext:value-type="float">
            <text:p>2.99</text:p>
          </table:table-cell>
          <table:table-cell table:style-name="ce2" table:formula="of:=[omega3p_pumi.C26]" office:value-type="float" office:value="2.227493" calcext:value-type="float">
            <text:p>2.23</text:p>
          </table:table-cell>
          <table:table-cell table:style-name="ce2" table:formula="of:=[omega3p_pumi.D26]" office:value-type="float" office:value="3.849645" calcext:value-type="float">
            <text:p>3.85</text:p>
          </table:table-cell>
        </table:table-row>
        <table:table-row table:style-name="ro1">
          <table:table-cell office:value-type="string" calcext:value-type="string">
            <text:p>Analysis step</text:p>
          </table:table-cell>
          <table:table-cell table:style-name="ce2" table:formula="of:=[omega3p.B11]" office:value-type="float" office:value="3.3104" calcext:value-type="float">
            <text:p>3.31</text:p>
          </table:table-cell>
          <table:table-cell table:style-name="ce2" table:formula="of:=[omega3p.C11]" office:value-type="float" office:value="3.8071" calcext:value-type="float">
            <text:p>3.81</text:p>
          </table:table-cell>
          <table:table-cell table:style-name="ce2" table:formula="of:=[omega3p.D11]" office:value-type="float" office:value="3.68837" calcext:value-type="float">
            <text:p>3.69</text:p>
          </table:table-cell>
        </table:table-row>
        <table:table-row table:style-name="ro1">
          <table:table-cell office:value-type="string" calcext:value-type="string">
            <text:p>Analysis step (P)</text:p>
          </table:table-cell>
          <table:table-cell table:style-name="ce2" table:formula="of:=[omega3p_pumi.B13]" office:value-type="float" office:value="3.33524" calcext:value-type="float">
            <text:p>3.34</text:p>
          </table:table-cell>
          <table:table-cell table:style-name="ce2" table:formula="of:=[omega3p_pumi.C13]" office:value-type="float" office:value="3.68388" calcext:value-type="float">
            <text:p>3.68</text:p>
          </table:table-cell>
          <table:table-cell table:style-name="ce2" table:formula="of:=[omega3p_pumi.D13]" office:value-type="float" office:value="3.89262" calcext:value-type="float">
            <text:p>3.89</text:p>
          </table:table-cell>
        </table:table-row>
        <table:table-row table:style-name="ro1">
          <table:table-cell/>
          <table:table-cell table:formula="of:=SUM([.B5];[.B7];[.B10])" office:value-type="float" office:value="58.10964" calcext:value-type="float">
            <text:p>58.10964</text:p>
          </table:table-cell>
          <table:table-cell table:formula="of:=SUM([.C5];[.C7];[.C10])" office:value-type="float" office:value="45.95068" calcext:value-type="float">
            <text:p>45.95068</text:p>
          </table:table-cell>
          <table:table-cell table:formula="of:=SUM([.D5];[.D7];[.D10])" office:value-type="float" office:value="52.81472" calcext:value-type="float">
            <text:p>52.814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akmem</text:p>
          </table:table-cell>
          <table:table-cell table:formula="of:=[omega3p.B2]" office:value-type="float" office:value="3590.73" calcext:value-type="float">
            <text:p>3590.73</text:p>
          </table:table-cell>
          <table:table-cell table:formula="of:=[omega3p.C2]" office:value-type="float" office:value="3180.18" calcext:value-type="float">
            <text:p>3180.18</text:p>
          </table:table-cell>
          <table:table-cell table:formula="of:=[omega3p.D2]" office:value-type="float" office:value="3136.96" calcext:value-type="float">
            <text:p>3136.96</text:p>
          </table:table-cell>
        </table:table-row>
        <table:table-row table:style-name="ro1">
          <table:table-cell office:value-type="string" calcext:value-type="string">
            <text:p>Peakmem-p</text:p>
          </table:table-cell>
          <table:table-cell table:formula="of:=[omega3p_pumi.B2]" office:value-type="float" office:value="3332.01" calcext:value-type="float">
            <text:p>3332.01</text:p>
          </table:table-cell>
          <table:table-cell table:formula="of:=[omega3p_pumi.C2]" office:value-type="float" office:value="3425.64" calcext:value-type="float">
            <text:p>3425.64</text:p>
          </table:table-cell>
          <table:table-cell table:formula="of:=[omega3p_pumi.D2]" office:value-type="float" office:value="3502.61" calcext:value-type="float">
            <text:p>3502.6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(s)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.410102" calcext:value-type="float">
            <text:p>46.410102</text:p>
          </table:table-cell>
          <table:table-cell office:value-type="float" office:value="48.360265" calcext:value-type="float">
            <text:p>48.3602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.135418" calcext:value-type="float">
            <text:p>41.135418</text:p>
          </table:table-cell>
          <table:table-cell office:value-type="float" office:value="36.731591" calcext:value-type="float">
            <text:p>36.73159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.638585" calcext:value-type="float">
            <text:p>30.638585</text:p>
          </table:table-cell>
          <table:table-cell office:value-type="float" office:value="41.219347" calcext:value-type="float">
            <text:p>41.21934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ear Solver Preparation (s)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489" calcext:value-type="float">
            <text:p>29.489</text:p>
          </table:table-cell>
          <table:table-cell office:value-type="float" office:value="30.805" calcext:value-type="float">
            <text:p>30.80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.512" calcext:value-type="float">
            <text:p>28.512</text:p>
          </table:table-cell>
          <table:table-cell office:value-type="float" office:value="24.99" calcext:value-type="float">
            <text:p>24.9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439" calcext:value-type="float">
            <text:p>21.439</text:p>
          </table:table-cell>
          <table:table-cell office:value-type="float" office:value="28.515" calcext:value-type="float">
            <text:p>28.51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actorization step (s)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.7203" calcext:value-type="float">
            <text:p>22.7203</text:p>
          </table:table-cell>
          <table:table-cell office:value-type="float" office:value="23.9694" calcext:value-type="float">
            <text:p>23.969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3789" calcext:value-type="float">
            <text:p>20.3789</text:p>
          </table:table-cell>
          <table:table-cell office:value-type="float" office:value="17.2768" calcext:value-type="float">
            <text:p>17.276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4856" calcext:value-type="float">
            <text:p>13.4856</text:p>
          </table:table-cell>
          <table:table-cell office:value-type="float" office:value="20.4071" calcext:value-type="float">
            <text:p>20.407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eakmem</text:p>
          </table:table-cell>
          <table:table-cell table:style-name="ce1" office:value-type="string" calcext:value-type="string">
            <text:p>Omega</text:p>
          </table:table-cell>
          <table:table-cell table:style-name="ce1" office:value-type="string" calcext:value-type="string">
            <text:p>Omega+PUMI</text:p>
          </table:table-cell>
          <table:table-cell table:style-name="ce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90.73" calcext:value-type="float">
            <text:p>3590.73</text:p>
          </table:table-cell>
          <table:table-cell table:style-name="ce1" office:value-type="float" office:value="3332.01" calcext:value-type="float">
            <text:p>3332.01</text:p>
          </table:table-cell>
          <table:table-cell table:style-name="ce3" table:formula="of:=[.C34]/[.B34]" office:value-type="float" office:value="0.927947798915541" calcext:value-type="float">
            <text:p>0.93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180.18" calcext:value-type="float">
            <text:p>3180.18</text:p>
          </table:table-cell>
          <table:table-cell table:style-name="ce1" office:value-type="float" office:value="3425.64" calcext:value-type="float">
            <text:p>3425.64</text:p>
          </table:table-cell>
          <table:table-cell table:style-name="ce3" table:formula="of:=[.C35]/[.B35]" office:value-type="float" office:value="1.07718431032206" calcext:value-type="float">
            <text:p>1.08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136.96" calcext:value-type="float">
            <text:p>3136.96</text:p>
          </table:table-cell>
          <table:table-cell table:style-name="ce1" office:value-type="float" office:value="3502.61" calcext:value-type="float">
            <text:p>3502.61</text:p>
          </table:table-cell>
          <table:table-cell table:style-name="ce3" table:formula="of:=[.C36]/[.B36]" office:value-type="float" office:value="1.11656189431807" calcext:value-type="float">
            <text:p>1.12</text:p>
          </table:table-cell>
        </table:table-row>
      </table:table>
      <table:table table:name="imbalance" table:style-name="ta1">
        <table:shapes>
          <draw:frame draw:z-index="0" draw:style-name="gr1" draw:text-style-name="P1" svg:width="878.83pt" svg:height="577.79pt" svg:x="267.05pt" svg:y="10.77pt">
            <loext:p draw:notify-on-update-of-ranges="imbalance.A1:imbalance.A1 imbalance.A2:imbalance.A4 imbalance.B1:imbalance.B1 imbalance.B2:imbalance.B4 imbalance.C1:imbalance.C1 imbalance.C2:imbalance.C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78.83pt" svg:height="577.79pt" svg:x="1171.33pt" svg:y="13.18pt">
            <loext:p draw:notify-on-update-of-ranges="imbalance.A13:imbalance.A13 imbalance.A14:imbalance.A16 imbalance.B13:imbalance.B13 imbalance.B14:imbalance.B16 imbalance.C13:imbalance.C13 imbalance.C14:imbalance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878.83pt" svg:height="577.79pt" svg:x="256.03pt" svg:y="625.72pt">
            <loext:p draw:notify-on-update-of-ranges="imbalance.A5:imbalance.A5 imbalance.A6:imbalance.A8 imbalance.B5:imbalance.B5 imbalance.B6:imbalance.B8 imbalance.C5:imbalance.C5 imbalance.C6:imbalance.C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78.83pt" svg:height="577.79pt" svg:x="1180.49pt" svg:y="628.58pt">
            <loext:p draw:notify-on-update-of-ranges="imbalance.A17:imbalance.A17 imbalance.A18:imbalance.A20 imbalance.B17:imbalance.B17 imbalance.B18:imbalance.B20 imbalance.C17:imbalance.C17 imbalance.C18:imbalance.C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3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ot vtx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618" calcext:value-type="float">
            <text:p>106618</text:p>
          </table:table-cell>
          <table:table-cell office:value-type="float" office:value="103120" calcext:value-type="float">
            <text:p>103120</text:p>
          </table:table-cell>
          <table:table-cell table:formula="of:=[.B2]/[.C2]" office:value-type="float" office:value="1.0339216446858" calcext:value-type="float">
            <text:p>1.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358" calcext:value-type="float">
            <text:p>130358</text:p>
          </table:table-cell>
          <table:table-cell office:value-type="float" office:value="128280" calcext:value-type="float">
            <text:p>128280</text:p>
          </table:table-cell>
          <table:table-cell table:formula="of:=[.B3]/[.C3]" office:value-type="float" office:value="1.01619893981915" calcext:value-type="float">
            <text:p>1.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54" calcext:value-type="float">
            <text:p>163854</text:p>
          </table:table-cell>
          <table:table-cell office:value-type="float" office:value="159788" calcext:value-type="float">
            <text:p>159788</text:p>
          </table:table-cell>
          <table:table-cell table:formula="of:=[.B4]/[.C4]" office:value-type="float" office:value="1.02544621623651" calcext:value-type="float">
            <text:p>1.03</text:p>
          </table:table-cell>
        </table:table-row>
        <table:table-row table:style-name="ro1">
          <table:table-cell office:value-type="string" calcext:value-type="string">
            <text:p>imb vtx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241369" calcext:value-type="float">
            <text:p>1.241369</text:p>
          </table:table-cell>
          <table:table-cell office:value-type="float" office:value="1.159218" calcext:value-type="float">
            <text:p>1.159218</text:p>
          </table:table-cell>
          <table:table-cell table:formula="of:=[.B6]/[.C6]" office:value-type="float" office:value="1.07086760212488" calcext:value-type="float">
            <text:p>1.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68664" calcext:value-type="float">
            <text:p>1.268664</text:p>
          </table:table-cell>
          <table:table-cell office:value-type="float" office:value="1.165669" calcext:value-type="float">
            <text:p>1.165669</text:p>
          </table:table-cell>
          <table:table-cell table:formula="of:=[.B7]/[.C7]" office:value-type="float" office:value="1.08835698641724" calcext:value-type="float">
            <text:p>1.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360156" calcext:value-type="float">
            <text:p>1.360156</text:p>
          </table:table-cell>
          <table:table-cell office:value-type="float" office:value="1.278846" calcext:value-type="float">
            <text:p>1.278846</text:p>
          </table:table-cell>
          <table:table-cell table:formula="of:=[.B8]/[.C8]" office:value-type="float" office:value="1.06358075952851" calcext:value-type="float">
            <text:p>1.06</text:p>
          </table:table-cell>
        </table:table-row>
        <table:table-row table:style-name="ro1">
          <table:table-cell office:value-type="string" calcext:value-type="string">
            <text:p>ghost vtx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642" calcext:value-type="float">
            <text:p>36642</text:p>
          </table:table-cell>
          <table:table-cell office:value-type="float" office:value="33955" calcext:value-type="float">
            <text:p>33955</text:p>
          </table:table-cell>
          <table:table-cell table:formula="of:=[.B10]/[.C10]" office:value-type="float" office:value="1.07913414813724" calcext:value-type="float">
            <text:p>1.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030" calcext:value-type="float">
            <text:p>56030</text:p>
          </table:table-cell>
          <table:table-cell office:value-type="float" office:value="54524" calcext:value-type="float">
            <text:p>54524</text:p>
          </table:table-cell>
          <table:table-cell table:formula="of:=[.B11]/[.C11]" office:value-type="float" office:value="1.02762086420659" calcext:value-type="float">
            <text:p>1.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3580" calcext:value-type="float">
            <text:p>83580</text:p>
          </table:table-cell>
          <table:table-cell office:value-type="float" office:value="80606" calcext:value-type="float">
            <text:p>80606</text:p>
          </table:table-cell>
          <table:table-cell table:formula="of:=[.B12]/[.C12]" office:value-type="float" office:value="1.03689551646279" calcext:value-type="float">
            <text:p>1.04</text:p>
          </table:table-cell>
        </table:table-row>
        <table:table-row table:style-name="ro1">
          <table:table-cell office:value-type="string" calcext:value-type="string">
            <text:p>tot elm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6322" calcext:value-type="float">
            <text:p>416322</text:p>
          </table:table-cell>
          <table:table-cell office:value-type="float" office:value="408750" calcext:value-type="float">
            <text:p>408750</text:p>
          </table:table-cell>
          <table:table-cell table:formula="of:=[.B14]/[.C14]" office:value-type="float" office:value="1.0185247706422" calcext:value-type="float">
            <text:p>1.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7119" calcext:value-type="float">
            <text:p>467119</text:p>
          </table:table-cell>
          <table:table-cell office:value-type="float" office:value="462953" calcext:value-type="float">
            <text:p>462953</text:p>
          </table:table-cell>
          <table:table-cell table:formula="of:=[.B15]/[.C15]" office:value-type="float" office:value="1.00899875365318" calcext:value-type="float">
            <text:p>1.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40198" calcext:value-type="float">
            <text:p>540198</text:p>
          </table:table-cell>
          <table:table-cell office:value-type="float" office:value="531453" calcext:value-type="float">
            <text:p>531453</text:p>
          </table:table-cell>
          <table:table-cell table:formula="of:=[.B16]/[.C16]" office:value-type="float" office:value="1.01645488876721" calcext:value-type="float">
            <text:p>1.02</text:p>
          </table:table-cell>
        </table:table-row>
        <table:table-row table:style-name="ro1">
          <table:table-cell office:value-type="string" calcext:value-type="string">
            <text:p>imb elm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52114" calcext:value-type="float">
            <text:p>1.152114</text:p>
          </table:table-cell>
          <table:table-cell office:value-type="float" office:value="1.09614" calcext:value-type="float">
            <text:p>1.09614</text:p>
          </table:table-cell>
          <table:table-cell table:formula="of:=[.B18]/[.C18]" office:value-type="float" office:value="1.0510646450271" calcext:value-type="float">
            <text:p>1.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22664" calcext:value-type="float">
            <text:p>1.222664</text:p>
          </table:table-cell>
          <table:table-cell office:value-type="float" office:value="1.115028" calcext:value-type="float">
            <text:p>1.115028</text:p>
          </table:table-cell>
          <table:table-cell table:formula="of:=[.B19]/[.C19]" office:value-type="float" office:value="1.09653210502337" calcext:value-type="float">
            <text:p>1.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312085" calcext:value-type="float">
            <text:p>1.312085</text:p>
          </table:table-cell>
          <table:table-cell office:value-type="float" office:value="1.245724" calcext:value-type="float">
            <text:p>1.245724</text:p>
          </table:table-cell>
          <table:table-cell table:formula="of:=[.B20]/[.C20]" office:value-type="float" office:value="1.05327102953784" calcext:value-type="float">
            <text:p>1.05</text:p>
          </table:table-cell>
        </table:table-row>
        <table:table-row table:style-name="ro1">
          <table:table-cell office:value-type="string" calcext:value-type="string">
            <text:p>ghost elm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204" calcext:value-type="float">
            <text:p>98204</text:p>
          </table:table-cell>
          <table:table-cell office:value-type="float" office:value="90632" calcext:value-type="float">
            <text:p>90632</text:p>
          </table:table-cell>
          <table:table-cell table:formula="of:=[.B22]/[.C22]" office:value-type="float" office:value="1.08354665018978" calcext:value-type="float">
            <text:p>1.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9001" calcext:value-type="float">
            <text:p>149001</text:p>
          </table:table-cell>
          <table:table-cell office:value-type="float" office:value="144835" calcext:value-type="float">
            <text:p>144835</text:p>
          </table:table-cell>
          <table:table-cell table:formula="of:=[.B23]/[.C23]" office:value-type="float" office:value="1.02876376566438" calcext:value-type="float">
            <text:p>1.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2080" calcext:value-type="float">
            <text:p>222080</text:p>
          </table:table-cell>
          <table:table-cell office:value-type="float" office:value="213335" calcext:value-type="float">
            <text:p>213335</text:p>
          </table:table-cell>
          <table:table-cell table:formula="of:=[.B24]/[.C24]" office:value-type="float" office:value="1.04099186725104" calcext:value-type="float">
            <text:p>1.04</text:p>
          </table:table-cell>
        </table:table-row>
      </table:table>
      <table:named-expressions/>
      <table:database-ranges>
        <table:database-range table:name="__Anonymous_Sheet_DB__0" table:target-range-address="omega3p.A1:omega3p.D16" table:display-filter-buttons="true">
          <table:filter>
            <table:filter-and>
              <table:filter-condition table:field-number="0" table:value="Time for setting up finite element framework: " table:operator="=">
                <table:filter-set-item table:value="Time for setting up finite element framework: "/>
                <table:filter-set-item table:value="Time for reading the model "/>
                <table:filter-set-item table:value="Time for checking the mesh quality "/>
                <table:filter-set-item table:value="Time for save/load ComputationalMesh "/>
                <table:filter-set-item table:value="Analysis step: "/>
                <table:filter-set-item table:value="Factorization step: "/>
                <table:filter-set-item table:value="Solver Time: "/>
                <table:filter-set-item table:value="Omega3p peak memory usage "/>
                <table:filter-set-item table:value="Linear Solver Preparation Time: "/>
                <table:filter-set-item table:value="Omega3p ran in "/>
              </table:filter-condition>
            </table:filter-and>
          </table:filter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omega3p_pumi.A1:omega3p_pumi.D24" table:display-filter-buttons="true">
          <table:filter>
            <table:filter-and>
              <table:filter-condition table:field-number="0" table:value="Parma time to convert shape " table:operator="=">
                <table:filter-set-item table:value="Parma time to convert shape "/>
                <table:filter-set-item table:value="Time for save/load ComputationalMesh "/>
                <table:filter-set-item table:value="Linear Solver Preparation Time: "/>
                <table:filter-set-item table:value="PARMA_STATUS ghostEdges balanced in \d* steps to \d*.\d* in "/>
                <table:filter-set-item table:value="Analysis step: "/>
                <table:filter-set-item table:value="Parma time to convert to DM "/>
                <table:filter-set-item table:value="Omega3p peak memory usage "/>
                <table:filter-set-item table:value="Factorization step: "/>
                <table:filter-set-item table:value="Parma time to read "/>
                <table:filter-set-item table:value="Zoltan balanced to "/>
                <table:filter-set-item table:value="Solver Time: "/>
                <table:filter-set-item table:value="Time for setting up finite element framework: "/>
                <table:filter-set-item table:value="planned Zoltan balance to target imbalance "/>
                <table:filter-set-item table:value="Time for checking the mesh quality "/>
                <table:filter-set-item table:value="Time for reading the model "/>
                <table:filter-set-item table:value="Omega3p ran in "/>
              </table:filter-condition>
            </table:filter-and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8T12:33:40.150915209</dc:date>
    <meta:editing-duration>PT35M54S</meta:editing-duration>
    <meta:editing-cycles>6</meta:editing-cycles>
    <meta:generator>LibreOffice/5.1.2.2.0$Linux_X86_64 LibreOffice_project/10m0$Build-2</meta:generator>
    <meta:document-statistic meta:table-count="4" meta:cell-count="3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505cm" svg:y="0.543cm" chart:style-name="ch2">
          <text:p>Total Elements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imbalance.A13:imbalance.C16" chart:data-source-has-labels="both" svg:x="2.437cm" svg:y="2.649cm" svg:width="27.947cm" svg:height="15.356cm">
          <chartooo:coordinate-region svg:x="4.752cm" svg:y="3.1cm" svg:width="25.632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A14:imbalance.A16"/>
          </chart:axis>
          <chart:axis chart:dimension="y" chart:name="primary-y" chart:style-name="ch7">
            <chart:title svg:x="0.451cm" svg:y="12.24cm" chart:style-name="ch8">
              <text:p>Elements</text:p>
            </chart:title>
            <chart:grid chart:style-name="ch9" chart:class="major"/>
          </chart:axis>
          <chart:series chart:style-name="ch10" chart:values-cell-range-address="imbalance.B14:imbalance.B16" chart:label-cell-address="imbalance.B13:imbalance.B13" chart:class="chart:bar">
            <chart:data-point chart:repeated="3"/>
          </chart:series>
          <chart:series chart:style-name="ch11" chart:values-cell-range-address="imbalance.C14:imbalance.C16" chart:label-cell-address="imbalance.C13:imbalance.C1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imbalance.B13:imbalance.B13</svg:desc>
                </draw:g>
              </table:table-cell>
              <table:table-cell office:value-type="string">
                <text:p>Omega+PUMI</text:p>
                <draw:g>
                  <svg:desc>imbalance.C13:imbalance.C1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imbalance.A14:imbalance.A16</svg:desc>
                </draw:g>
              </table:table-cell>
              <table:table-cell office:value-type="float" office:value="416322">
                <text:p>416322</text:p>
                <draw:g>
                  <svg:desc>imbalance.B14:imbalance.B16</svg:desc>
                </draw:g>
              </table:table-cell>
              <table:table-cell office:value-type="float" office:value="408750">
                <text:p>408750</text:p>
                <draw:g>
                  <svg:desc>imbalance.C14:imbalance.C1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67119">
                <text:p>467119</text:p>
              </table:table-cell>
              <table:table-cell office:value-type="float" office:value="462953">
                <text:p>46295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40198">
                <text:p>540198</text:p>
              </table:table-cell>
              <table:table-cell office:value-type="float" office:value="531453">
                <text:p>531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744cm" svg:y="0.543cm" chart:style-name="ch2">
          <text:p>Total Vertices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imbalance.A1:imbalance.C4" chart:data-source-has-labels="both" svg:x="2.437cm" svg:y="2.649cm" svg:width="27.947cm" svg:height="15.356cm">
          <chartooo:coordinate-region svg:x="4.752cm" svg:y="3.1cm" svg:width="25.632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A2:imbalance.A4"/>
          </chart:axis>
          <chart:axis chart:dimension="y" chart:name="primary-y" chart:style-name="ch7">
            <chart:title svg:x="0.451cm" svg:y="11.989cm" chart:style-name="ch8">
              <text:p>Vertices</text:p>
            </chart:title>
            <chart:grid chart:style-name="ch9" chart:class="major"/>
          </chart:axis>
          <chart:series chart:style-name="ch10" chart:values-cell-range-address="imbalance.B2:imbalance.B4" chart:label-cell-address="imbalance.B1:imbalance.B1" chart:class="chart:bar">
            <chart:data-point chart:repeated="3"/>
          </chart:series>
          <chart:series chart:style-name="ch11" chart:values-cell-range-address="imbalance.C2:imbalance.C4" chart:label-cell-address="imbalance.C1:imbalance.C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imbalance.B1:imbalance.B1</svg:desc>
                </draw:g>
              </table:table-cell>
              <table:table-cell office:value-type="string">
                <text:p>Omega+PUMI</text:p>
                <draw:g>
                  <svg:desc>imbalance.C1:imbalance.C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imbalance.A2:imbalance.A4</svg:desc>
                </draw:g>
              </table:table-cell>
              <table:table-cell office:value-type="float" office:value="106618">
                <text:p>106618</text:p>
                <draw:g>
                  <svg:desc>imbalance.B2:imbalance.B4</svg:desc>
                </draw:g>
              </table:table-cell>
              <table:table-cell office:value-type="float" office:value="103120">
                <text:p>103120</text:p>
                <draw:g>
                  <svg:desc>imbalance.C2:imbalance.C4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0358">
                <text:p>130358</text:p>
              </table:table-cell>
              <table:table-cell office:value-type="float" office:value="128280">
                <text:p>12828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63854">
                <text:p>163854</text:p>
              </table:table-cell>
              <table:table-cell office:value-type="float" office:value="159788">
                <text:p>159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min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029cm" svg:y="0.543cm" chart:style-name="ch2">
          <text:p>Vertex Imbalance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imbalance.A5:imbalance.C8" chart:data-source-has-labels="both" svg:x="2.437cm" svg:y="2.649cm" svg:width="27.947cm" svg:height="15.356cm">
          <chartooo:coordinate-region svg:x="3.905cm" svg:y="3.1cm" svg:width="26.479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A6:imbalance.A8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imbalance.B6:imbalance.B8" chart:label-cell-address="imbalance.B5:imbalance.B5" chart:class="chart:bar">
            <chart:data-point chart:repeated="3"/>
          </chart:series>
          <chart:series chart:style-name="ch11" chart:values-cell-range-address="imbalance.C6:imbalance.C8" chart:label-cell-address="imbalance.C5:imbalance.C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imbalance.B5:imbalance.B5</svg:desc>
                </draw:g>
              </table:table-cell>
              <table:table-cell office:value-type="string">
                <text:p>Omega+PUMI</text:p>
                <draw:g>
                  <svg:desc>imbalance.C5:imbalance.C5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imbalance.A6:imbalance.A8</svg:desc>
                </draw:g>
              </table:table-cell>
              <table:table-cell office:value-type="float" office:value="1.241369">
                <text:p>1.241369</text:p>
                <draw:g>
                  <svg:desc>imbalance.B6:imbalance.B8</svg:desc>
                </draw:g>
              </table:table-cell>
              <table:table-cell office:value-type="float" office:value="1.159218">
                <text:p>1.159218</text:p>
                <draw:g>
                  <svg:desc>imbalance.C6:imbalance.C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68664">
                <text:p>1.268664</text:p>
              </table:table-cell>
              <table:table-cell office:value-type="float" office:value="1.165669">
                <text:p>1.16566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360156">
                <text:p>1.360156</text:p>
              </table:table-cell>
              <table:table-cell office:value-type="float" office:value="1.278846">
                <text:p>1.2788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min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1.698cm" svg:y="0.543cm" chart:style-name="ch2">
          <text:p>Element Imbalance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imbalance.A17:imbalance.C20" chart:data-source-has-labels="both" svg:x="2.437cm" svg:y="2.649cm" svg:width="27.947cm" svg:height="15.356cm">
          <chartooo:coordinate-region svg:x="3.905cm" svg:y="3.1cm" svg:width="26.479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A18:imbalance.A20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imbalance.B18:imbalance.B20" chart:label-cell-address="imbalance.B17:imbalance.B17" chart:class="chart:bar">
            <chart:data-point chart:repeated="3"/>
          </chart:series>
          <chart:series chart:style-name="ch11" chart:values-cell-range-address="imbalance.C18:imbalance.C20" chart:label-cell-address="imbalance.C17:imbalance.C1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imbalance.B17:imbalance.B17</svg:desc>
                </draw:g>
              </table:table-cell>
              <table:table-cell office:value-type="string">
                <text:p>Omega+PUMI</text:p>
                <draw:g>
                  <svg:desc>imbalance.C17:imbalance.C17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imbalance.A18:imbalance.A20</svg:desc>
                </draw:g>
              </table:table-cell>
              <table:table-cell office:value-type="float" office:value="1.152114">
                <text:p>1.152114</text:p>
                <draw:g>
                  <svg:desc>imbalance.B18:imbalance.B20</svg:desc>
                </draw:g>
              </table:table-cell>
              <table:table-cell office:value-type="float" office:value="1.09614">
                <text:p>1.09614</text:p>
                <draw:g>
                  <svg:desc>imbalance.C18:imbalance.C20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22664">
                <text:p>1.222664</text:p>
              </table:table-cell>
              <table:table-cell office:value-type="float" office:value="1.115028">
                <text:p>1.1150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312085">
                <text:p>1.312085</text:p>
              </table:table-cell>
              <table:table-cell office:value-type="float" office:value="1.245724">
                <text:p>1.2457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1.368cm" svg:y="0.543cm" chart:style-name="ch2">
          <text:p>Peak Memory Usage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compare.A33:compare.C36" chart:data-source-has-labels="both" svg:x="2.437cm" svg:y="2.649cm" svg:width="27.947cm" svg:height="15.356cm">
          <chartooo:coordinate-region svg:x="4.064cm" svg:y="3.1cm" svg:width="26.32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compare.A34:compare.A36"/>
          </chart:axis>
          <chart:axis chart:dimension="y" chart:name="primary-y" chart:style-name="ch7">
            <chart:title svg:x="0.451cm" svg:y="13.034cm" chart:style-name="ch8">
              <text:p>Memory (MB)</text:p>
            </chart:title>
            <chart:grid chart:style-name="ch9" chart:class="major"/>
          </chart:axis>
          <chart:series chart:style-name="ch10" chart:values-cell-range-address="compare.B34:compare.B36" chart:label-cell-address="compare.B33:compare.B33" chart:class="chart:bar">
            <chart:data-point chart:repeated="3"/>
          </chart:series>
          <chart:series chart:style-name="ch11" chart:values-cell-range-address="compare.C34:compare.C36" chart:label-cell-address="compare.C33:compare.C3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compare.B33:compare.B33</svg:desc>
                </draw:g>
              </table:table-cell>
              <table:table-cell office:value-type="string">
                <text:p>Omega+PUMI</text:p>
                <draw:g>
                  <svg:desc>compare.C33:compare.C3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compare.A34:compare.A36</svg:desc>
                </draw:g>
              </table:table-cell>
              <table:table-cell office:value-type="float" office:value="3590.73">
                <text:p>3590.73</text:p>
                <draw:g>
                  <svg:desc>compare.B34:compare.B36</svg:desc>
                </draw:g>
              </table:table-cell>
              <table:table-cell office:value-type="float" office:value="3332.01">
                <text:p>3332.01</text:p>
                <draw:g>
                  <svg:desc>compare.C34:compare.C3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180.18">
                <text:p>3180.18</text:p>
              </table:table-cell>
              <table:table-cell office:value-type="float" office:value="3425.64">
                <text:p>3425.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136.96">
                <text:p>3136.96</text:p>
              </table:table-cell>
              <table:table-cell office:value-type="float" office:value="3502.61">
                <text:p>3502.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